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a6099" style:text-outline="false" style:text-line-through-style="none" style:text-line-through-type="none" style:font-name="Arial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none" style:country-asian="none" style:font-style-asian="normal" style:font-weight-asian="normal" style:font-name-complex="Arial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1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1d4875" style:text-align-source="fix" style:repeat-content="false"/>
      <style:paragraph-properties fo:text-align="center" fo:margin-left="0in"/>
      <style:text-properties fo:color="#fefefe" style:font-name="aRIA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dee6e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8pt" style:language-asian="none" style:country-asian="none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e8e8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8pt" style:language-asian="none" style:country-asian="none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0d1e8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1d4875" fo:border-right="0.06pt solid #1d4875" fo:border-top="0.06pt solid #1d4875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1d4875" fo:border-left="0.06pt solid #1d4875" fo:border-right="0.06pt solid #1d4875" fo:border-top="none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style:text-align-source="fix" style:repeat-content="false" fo:border-left="0.06pt solid #1d4875" fo:border-right="0.06pt solid #1d4875" fo:border-top="0.06pt solid #1d4875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1d4875" style:text-align-source="fix" style:repeat-content="false" fo:border-left="0.06pt solid #1d4875" fo:border-right="0.06pt solid #1d4875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dee6e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0.06pt solid #1d4875" fo:border-right="none" fo:border-top="0.06pt solid #1d4875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1d4875" style:text-align-source="fix" style:repeat-content="false" fo:border-left="0.06pt solid #1d4875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1d4875" fo:border-top="0.06pt solid #1d4875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1d4875" style:text-align-source="fix" style:repeat-content="false" fo:border-left="none" fo:border-right="0.06pt solid #1d4875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1d4875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1d4875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DALLERO POR DEPARTAMENTO</text:p>
          </table:table-cell>
          <table:covered-table-cell/>
          <table:covered-table-cell table:number-columns-repeated="7" table:style-name="ce30"/>
          <table:table-cell table:style-name="ce30" table:number-columns-repeated="2"/>
        </table:table-row>
        <table:table-row table:style-name="ro2">
          <table:table-cell table:style-name="ce3" office:value-type="string" calcext:value-type="string" table:number-columns-spanned="9" table:number-rows-spanned="1">
            <text:p>{d.filtros.olimpiada}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 calcext:value-type="string" table:number-columns-spanned="2" table:number-rows-spanned="1">
            <text:p>FILTROS SELECCIONADOS</text:p>
          </table:table-cell>
          <table:covered-table-cell table:style-name="ce14"/>
          <table:table-cell table:number-columns-repeated="9"/>
        </table:table-row>
        <table:table-row table:style-name="ro2">
          <table:table-cell table:style-name="ce6" office:value-type="string" calcext:value-type="string">
            <text:p>ETAPA</text:p>
          </table:table-cell>
          <table:table-cell table:style-name="ce6" office:value-type="string" calcext:value-type="string">
            <text:p>{d.filtros.etapa}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8" office:value-type="string" calcext:value-type="string" table:number-columns-spanned="1" table:number-rows-spanned="2">
            <text:p>ÁREA</text:p>
          </table:table-cell>
          <table:table-cell table:style-name="ce8" office:value-type="string" calcext:value-type="string" table:number-columns-spanned="1" table:number-rows-spanned="2">
            <text:p>CANTIDAD</text:p>
          </table:table-cell>
          <table:table-cell table:style-name="ce8" office:value-type="string" calcext:value-type="string" table:number-columns-spanned="2" table:number-rows-spanned="1">
            <text:p>GÉNERO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DEPENDENCIA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ÁREA GEOGRÁFICA</text:p>
          </table:table-cell>
          <table:covered-table-cell table:style-name="ce8"/>
          <table:table-cell table:number-columns-repeated="2"/>
        </table:table-row>
        <table:table-row table:style-name="ro2">
          <table:covered-table-cell table:style-name="ce9"/>
          <table:covered-table-cell table:style-name="ce9" office:value-type="string" calcext:value-type="string">
            <text:p>CANTIDAD</text:p>
          </table:covered-table-cell>
          <table:table-cell table:style-name="ce31" office:value-type="string" calcext:value-type="string">
            <text:p>MASCULINO</text:p>
          </table:table-cell>
          <table:table-cell table:style-name="ce31" office:value-type="string" calcext:value-type="string">
            <text:p>FEMENINO</text:p>
          </table:table-cell>
          <table:table-cell table:style-name="ce31" office:value-type="string" calcext:value-type="string">
            <text:p>CONVENIO</text:p>
          </table:table-cell>
          <table:table-cell table:style-name="ce31" office:value-type="string" calcext:value-type="string">
            <text:p>FISCAL</text:p>
          </table:table-cell>
          <table:table-cell table:style-name="ce31" office:value-type="string" calcext:value-type="string">
            <text:p>PRIVADA</text:p>
          </table:table-cell>
          <table:table-cell table:style-name="ce31" office:value-type="string" calcext:value-type="string">
            <text:p>URBANO</text:p>
          </table:table-cell>
          <table:table-cell table:style-name="ce31" office:value-type="string" calcext:value-type="string">
            <text:p>RURAL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 table:number-columns-spanned="9" table:number-rows-spanned="1">
            <text:p>{d.cuerpo[i].departamento}</text:p>
          </table:table-cell>
          <table:covered-table-cell table:style-name="ce9"/>
          <table:covered-table-cell table:number-columns-repeated="7" table:style-name="ce31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9" table:number-rows-spanned="1">
            <text:p>{d.cuerpo.cuerpo[i].sub_grupo_medallero}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table:style-name="ce15" office:value-type="string" calcext:value-type="string">
            <text:p>{d.cuerpo[i].cuerpo[i].datos[i].nombre_area}</text:p>
          </table:table-cell>
          <table:table-cell table:style-name="ce19" office:value-type="string" calcext:value-type="string">
            <text:p>{d.cuerpo[i].cuerpo[i].datos[i].total}</text:p>
          </table:table-cell>
          <table:table-cell table:style-name="ce23" office:value-type="string" calcext:value-type="string">
            <text:p>{d.cuerpo[i].cuerpo[i].datos[i].masculino}</text:p>
          </table:table-cell>
          <table:table-cell table:style-name="ce25" office:value-type="string" calcext:value-type="string">
            <text:p>{d.cuerpo[i].cuerpo[i].datos[i].femenino}</text:p>
          </table:table-cell>
          <table:table-cell table:style-name="ce23" office:value-type="string" calcext:value-type="string">
            <text:p>{d.cuerpo[i].cuerpo[i].datos[i].convenio}</text:p>
          </table:table-cell>
          <table:table-cell table:style-name="ce27" office:value-type="string" calcext:value-type="string">
            <text:p>{d.cuerpo[i].cuerpo[i].datos[i].fiscal}</text:p>
          </table:table-cell>
          <table:table-cell table:style-name="ce25" office:value-type="string" calcext:value-type="string">
            <text:p>{d.cuerpo[i].cuerpo[i].datos[i].privada}</text:p>
          </table:table-cell>
          <table:table-cell table:style-name="ce23" office:value-type="string" calcext:value-type="string">
            <text:p>{d.cuerpo[i].cuerpo[i].datos[i].urbano}</text:p>
          </table:table-cell>
          <table:table-cell table:style-name="ce25" office:value-type="string" calcext:value-type="string">
            <text:p>{d.cuerpo[i].cuerpo[i].datos[i].rural}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{d.cuerpo[i].cuerpo[i].datos[i+1].nombre_area}</text:p>
          </table:table-cell>
          <table:table-cell table:style-name="ce20" office:value-type="string" calcext:value-type="string">
            <text:p>{d.cuerpo[i].cuerpo[i].datos[i+1].total}</text:p>
          </table:table-cell>
          <table:table-cell table:style-name="ce24" office:value-type="string" calcext:value-type="string">
            <text:p>{d.cuerpo[i].cuerpo[i].datos[i+1].masculino }</text:p>
          </table:table-cell>
          <table:table-cell table:style-name="ce26" office:value-type="string" calcext:value-type="string">
            <text:p>{d.cuerpo[i].cuerpo[i].datos[i+1].femenino}</text:p>
          </table:table-cell>
          <table:table-cell table:style-name="ce24" office:value-type="string" calcext:value-type="string">
            <text:p>{d.cuerpo[i].cuerpo[i].datos[i+1].convenio}</text:p>
          </table:table-cell>
          <table:table-cell table:style-name="ce28" office:value-type="string" calcext:value-type="string">
            <text:p>{d.cuerpo[i].cuerpo[i].datos[i+1].fiscal}</text:p>
          </table:table-cell>
          <table:table-cell table:style-name="ce26" office:value-type="string" calcext:value-type="string">
            <text:p>{d.cuerpo[i].cuerpo[i].datos[i+1].privada}</text:p>
          </table:table-cell>
          <table:table-cell table:style-name="ce24" office:value-type="string" calcext:value-type="string">
            <text:p>{d.cuerpo[i].cuerpo[i].datos[i+1].urbano}</text:p>
          </table:table-cell>
          <table:table-cell table:style-name="ce26" office:value-type="string" calcext:value-type="string">
            <text:p>{d.cuerpo[i].cuerpo[i].datos[i+1].rural}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 table:number-columns-spanned="9" table:number-rows-spanned="1">
            <text:p>{d.cuerpo.cuerpo[i+1].sub_grupo_medallero}</text:p>
          </table:table-cell>
          <table:covered-table-cell table:style-name="ce30"/>
          <table:covered-table-cell table:number-columns-repeated="7"/>
          <table:table-cell table:number-columns-repeated="2"/>
        </table:table-row>
        <table:table-row table:style-name="ro2">
          <table:table-cell table:style-name="ce12" office:value-type="string" calcext:value-type="string" table:number-columns-spanned="9" table:number-rows-spanned="1">
            <text:p>{d.cuerpo[i+1].departamento}</text:p>
          </table:table-cell>
          <table:covered-table-cell table:style-name="ce9"/>
          <table:covered-table-cell table:number-columns-repeated="7" table:style-name="ce3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0:56:56.6659927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0:05:00.339437714</meta:creation-date>
    <meta:generator>LibreOffice/6.4.7.2$Linux_X86_64 LibreOffice_project/40$Build-2</meta:generator>
    <dc:date>2021-08-04T10:57:26.552567875</dc:date>
    <meta:editing-duration>PT1H8M19S</meta:editing-duration>
    <meta:editing-cycles>38</meta:editing-cycles>
    <meta:document-statistic meta:table-count="1" meta:cell-count="40" meta:object-count="0"/>
  </office:meta>
</office:document-meta>
</file>